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154.6pt"/>
    </style:style>
    <style:style style:name="co3" style:family="table-column">
      <style:table-column-properties fo:break-before="auto" style:column-width="53.49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113.7pt"/>
    </style:style>
    <style:style style:name="co6" style:family="table-column">
      <style:table-column-properties fo:break-before="auto" style:column-width="124.5pt"/>
    </style:style>
    <style:style style:name="co7" style:family="table-column">
      <style:table-column-properties fo:break-before="auto" style:column-width="46.54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80.5pt"/>
    </style:style>
    <style:style style:name="co10" style:family="table-column">
      <style:table-column-properties fo:break-before="auto" style:column-width="83.5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reefo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#DisplayName</text:p>
          </table:table-cell>
          <table:table-cell office:value-type="string" calcext:value-type="string">
            <text:p>IncludeFile</text:p>
          </table:table-cell>
          <table:table-cell office:value-type="string" calcext:value-type="string">
            <text:p>DefineFile</text:p>
          </table:table-cell>
          <table:table-cell office:value-type="string" calcext:value-type="string">
            <text:p>nFontId</text:p>
          </table:table-cell>
          <table:table-cell office:value-type="string" calcext:value-type="string">
            <text:p>eFontRefType</text:p>
          </table:table-cell>
          <table:table-cell office:value-type="string" calcext:value-type="string">
            <text:p>pvFontRef</text:p>
          </table:table-cell>
          <table:table-cell office:value-type="string" calcext:value-type="string">
            <text:p>nFontSz</text:p>
          </table:table-cell>
          <table:table-cell office:value-type="string" calcext:value-type="string">
            <text:p>LogicalFont</text:p>
          </table:table-cell>
          <table:table-cell office:value-type="string" calcext:value-type="string">
            <text:p>LogicalFontSize</text:p>
          </table:table-cell>
          <table:table-cell office:value-type="string" calcext:value-type="string">
            <text:p>LogicalFontStyle</text:p>
          </table:table-cell>
        </table:table-row>
        <table:table-row table:style-name="ro1">
          <table:table-cell office:value-type="string" calcext:value-type="string">
            <text:p>BuiltIn-&gt;5x8pt7b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_FONT_TXT5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Mo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BuiltIn-&gt;10x16pt7b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_FONT_TXT1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Mo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BuiltIn-&gt;15x24pt7b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_FONT_TXT15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Mon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BuiltIn-&gt;20x32pt7b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_FONT_TXT2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eMo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BuiltIn-&gt;25x40pt7b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_FONT_TXT25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eMon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Mono9pt7b</text:p>
          </table:table-cell>
          <table:table-cell office:value-type="string" calcext:value-type="string">
            <text:p>Fonts/FreeMono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MONO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Mo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Mono12pt7b</text:p>
          </table:table-cell>
          <table:table-cell office:value-type="string" calcext:value-type="string">
            <text:p>Fonts/FreeMono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MONO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Mo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Mono18pt7b</text:p>
          </table:table-cell>
          <table:table-cell office:value-type="string" calcext:value-type="string">
            <text:p>Fonts/FreeMono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MONO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Mon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Mono24pt7b</text:p>
          </table:table-cell>
          <table:table-cell office:value-type="string" calcext:value-type="string">
            <text:p>Fonts/FreeMono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MONO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Mon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MonoBold9pt7b</text:p>
          </table:table-cell>
          <table:table-cell office:value-type="string" calcext:value-type="string">
            <text:p>Fonts/FreeMonoBold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MONOB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Bold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Mo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MonoBold12pt7b</text:p>
          </table:table-cell>
          <table:table-cell office:value-type="string" calcext:value-type="string">
            <text:p>Fonts/FreeMonoBold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MONOB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Bold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Mo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MonoBold18pt7b</text:p>
          </table:table-cell>
          <table:table-cell office:value-type="string" calcext:value-type="string">
            <text:p>Fonts/FreeMonoBold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MONOB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Bold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Mon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MonoBold24pt7b</text:p>
          </table:table-cell>
          <table:table-cell office:value-type="string" calcext:value-type="string">
            <text:p>Fonts/FreeMonoBold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MONOB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Bold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Mon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MonoOblique9pt7b</text:p>
          </table:table-cell>
          <table:table-cell office:value-type="string" calcext:value-type="string">
            <text:p>Fonts/FreeMonoOblique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MONOI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Oblique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Mo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MonoOblique12pt7b</text:p>
          </table:table-cell>
          <table:table-cell office:value-type="string" calcext:value-type="string">
            <text:p>Fonts/FreeMonoOblique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MONOI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Oblique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Mo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MonoOblique18pt7b</text:p>
          </table:table-cell>
          <table:table-cell office:value-type="string" calcext:value-type="string">
            <text:p>Fonts/FreeMonoOblique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MONOI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Oblique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Mon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MonoOblique24pt7b</text:p>
          </table:table-cell>
          <table:table-cell office:value-type="string" calcext:value-type="string">
            <text:p>Fonts/FreeMonoOblique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MONOI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Oblique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Mon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Sans9pt7b</text:p>
          </table:table-cell>
          <table:table-cell office:value-type="string" calcext:value-type="string">
            <text:p>Fonts/FreeSans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ANS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S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Sans12pt7b</text:p>
          </table:table-cell>
          <table:table-cell office:value-type="string" calcext:value-type="string">
            <text:p>Fonts/FreeSans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ANS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S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Sans18pt7b</text:p>
          </table:table-cell>
          <table:table-cell office:value-type="string" calcext:value-type="string">
            <text:p>Fonts/FreeSans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ANS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Sa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Sans24pt7b</text:p>
          </table:table-cell>
          <table:table-cell office:value-type="string" calcext:value-type="string">
            <text:p>Fonts/FreeSans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ANS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Sa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SansBold9pt7b</text:p>
          </table:table-cell>
          <table:table-cell office:value-type="string" calcext:value-type="string">
            <text:p>Fonts/FreeSansBold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ANSB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Bold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S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SansBold12pt7b</text:p>
          </table:table-cell>
          <table:table-cell office:value-type="string" calcext:value-type="string">
            <text:p>Fonts/FreeSansBold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ANSB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Bold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S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SansBold18pt7b</text:p>
          </table:table-cell>
          <table:table-cell office:value-type="string" calcext:value-type="string">
            <text:p>Fonts/FreeSansBold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ANSB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FreeSansBold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Sa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SansBold24pt7b</text:p>
          </table:table-cell>
          <table:table-cell office:value-type="string" calcext:value-type="string">
            <text:p>Fonts/FreeSansBold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ANSB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FreeSansBold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Sa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SansOblique9pt7b</text:p>
          </table:table-cell>
          <table:table-cell office:value-type="string" calcext:value-type="string">
            <text:p>Fonts/FreeSansOblique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ANSI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Oblique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S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SansOblique12pt7b</text:p>
          </table:table-cell>
          <table:table-cell office:value-type="string" calcext:value-type="string">
            <text:p>Fonts/FreeSansOblique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ANSI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Oblique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S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SansOblique18pt7b</text:p>
          </table:table-cell>
          <table:table-cell office:value-type="string" calcext:value-type="string">
            <text:p>Fonts/FreeSansOblique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ANSI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Oblique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Sa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SansOblique24pt7b</text:p>
          </table:table-cell>
          <table:table-cell office:value-type="string" calcext:value-type="string">
            <text:p>Fonts/FreeSansOblique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ANSI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Oblique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Sa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Serif9pt7b</text:p>
          </table:table-cell>
          <table:table-cell office:value-type="string" calcext:value-type="string">
            <text:p>Fonts/FreeSerif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ERIF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Seri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Serif12pt7b</text:p>
          </table:table-cell>
          <table:table-cell office:value-type="string" calcext:value-type="string">
            <text:p>Fonts/FreeSerif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ERIF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Serif18pt7b</text:p>
          </table:table-cell>
          <table:table-cell office:value-type="string" calcext:value-type="string">
            <text:p>Fonts/FreeSerif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ERIF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Serif24pt7b</text:p>
          </table:table-cell>
          <table:table-cell office:value-type="string" calcext:value-type="string">
            <text:p>Fonts/FreeSerif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ERIF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SerifBold9pt7b</text:p>
          </table:table-cell>
          <table:table-cell office:value-type="string" calcext:value-type="string">
            <text:p>Fonts/FreeSerifBold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ERIFB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Bold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Seri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SerifBold12pt7b</text:p>
          </table:table-cell>
          <table:table-cell office:value-type="string" calcext:value-type="string">
            <text:p>Fonts/FreeSerifBold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ERIFB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Bold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SerifBold18pt7b</text:p>
          </table:table-cell>
          <table:table-cell office:value-type="string" calcext:value-type="string">
            <text:p>Fonts/FreeSerifBold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ERIFB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Bold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SerifBold24pt7b</text:p>
          </table:table-cell>
          <table:table-cell office:value-type="string" calcext:value-type="string">
            <text:p>Fonts/FreeSerifBold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ERIF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Bold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SerifItalic9pt7b</text:p>
          </table:table-cell>
          <table:table-cell office:value-type="string" calcext:value-type="string">
            <text:p>Fonts/FreeSerifItalic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ERIFI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Italic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Seri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SerifItalic12pt7b</text:p>
          </table:table-cell>
          <table:table-cell office:value-type="string" calcext:value-type="string">
            <text:p>Fonts/FreeSerifItalic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ERIFI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Italic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SerifItalic18pt7b</text:p>
          </table:table-cell>
          <table:table-cell office:value-type="string" calcext:value-type="string">
            <text:p>Fonts/FreeSerifItalic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ERIFI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Italic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#FreeSerifItalic24pt7b</text:p>
          </table:table-cell>
          <table:table-cell office:value-type="string" calcext:value-type="string">
            <text:p>Fonts/FreeSerifItalic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ONT_SERIFI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Italic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TAL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0" meta:object-count="0"/>
    <meta:generator>LibreOffice/6.0.6.2$Windows_X86_64 LibreOffice_project/0c292870b25a325b5ed35f6b45599d2ea4458e77</meta:generator>
  </office:meta>
</office:document-meta>
</file>